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ternsRequestConditionTests.matchTrailing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tternsRequestConditionTests.initRequest( String reques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ternsRequestConditionTests.compareEqual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ternsRequestConditionTests.prepend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ternsRequestConditionTests.match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ternsRequestConditionTests.prependNonEmptyPatterns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ternsRequestConditionTests.getDirectUr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ternsRequestConditionTests.matchSort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ternsRequestConditionTests.matchSuffixPatternUsingFile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tternsRequestConditionTests.comparePatternSpecifi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ternsRequestConditionTests.matchWithEmpty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ternsRequestConditionTests.combineOnePatternWithEmpt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ternsRequestConditionTests.combineEmptyS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ternsRequestConditionTests.matchSuffix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tternsRequestConditionTests.combineMultiple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ternsRequestConditionTests.matchDirec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ternsRequestConditionTests.matchSuffixPatternUsingFileExtensions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tternsRequestConditionTests.matchPatternContains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ternsRequestConditionTests.compareNumberOfMatching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